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(gdb) print f</text:span></text:p>
      <text:p text:style-name="P1"><text:span text:style-name="T1">$14 = 34</text:span></text:p>
      <text:p text:style-name="P1"><text:span text:style-name="T1">(gdb) print i</text:span></text:p>
      <text:p text:style-name="P1"><text:span text:style-name="T1">$15 = 0</text:span></text:p>
      <text:p text:style-name="P1"><text:span text:style-name="T1">(gdb) run</text:span></text:p>
      <text:p text:style-name="P1"><text:span text:style-name="T1">The program being debugged has been started already.</text:span></text:p>
      <text:p text:style-name="P1"><text:span text:style-name="T1">Start it from the beginning? (y or n) y</text:span></text:p>
      <text:p text:style-name="P1"><text:span text:style-name="T1"/></text:p>
      <text:p text:style-name="P1"><text:span text:style-name="T1">Starting program: /nfs/student/s/sseppala/Desktop/LabWork/Lab1 </text:span></text:p>
      <text:p text:style-name="P1"><text:span text:style-name="T1"/></text:p>
      <text:p text:style-name="P1"><text:span text:style-name="T1">Breakpoint 1, main () at LabExcersize1.c:5</text:span></text:p>
      <text:p text:style-name="P1"><text:span text:style-name="T1">5<text:tab/>int f = 34;</text:span></text:p>
      <text:p text:style-name="P1"><text:span text:style-name="T1">(gdb) print f</text:span></text:p>
      <text:p text:style-name="P1"><text:span text:style-name="T1">$16 = 0</text:span></text:p>
      <text:p text:style-name="P1"><text:span text:style-name="T1">(gdb) continue</text:span></text:p>
      <text:p text:style-name="P1"><text:span text:style-name="T1">Continuing.</text:span></text:p>
      <text:p text:style-name="P1"><text:span text:style-name="T1"/></text:p>
      <text:p text:style-name="P1"><text:span text:style-name="T1">Breakpoint 2, main () at LabExcersize1.c:6</text:span></text:p>
      <text:p text:style-name="P1"><text:span text:style-name="T1">6<text:tab/>float i = 2345.2345;</text:span></text:p>
      <text:p text:style-name="P1"><text:span text:style-name="T1">(gdb) print f</text:span></text:p>
      <text:p text:style-name="P1"><text:span text:style-name="T1">$17 = 34</text:span></text:p>
      <text:p text:style-name="P1"><text:span text:style-name="T1">(gdb) continue</text:span></text:p>
      <text:p text:style-name="P1"><text:span text:style-name="T1">Continuing.</text:span></text:p>
      <text:p text:style-name="P1"><text:span text:style-name="T1"/></text:p>
      <text:p text:style-name="P1"><text:span text:style-name="T1">Breakpoint 3, main () at LabExcersize1.c:7</text:span></text:p>
      <text:p text:style-name="P1"><text:span text:style-name="T1">7<text:tab/>float n2 = 0.0;</text:span></text:p>
      <text:p text:style-name="P1"><text:span text:style-name="T1">(gdb) print i</text:span></text:p>
      <text:p text:style-name="P1"><text:span text:style-name="T1">$18 = 2345.23462</text:span></text:p>
      <text:p text:style-name="P1"><text:span text:style-name="T1">(gdb) continue</text:span></text:p>
      <text:p text:style-name="P1"><text:span text:style-name="T1">Continuing.</text:span></text:p>
      <text:p text:style-name="P1"><text:span text:style-name="T1"/></text:p>
      <text:p text:style-name="P1"><text:span text:style-name="T1">Breakpoint 4, main () at LabExcersize1.c:8</text:span></text:p>
      <text:p text:style-name="P1"><text:span text:style-name="T1">8<text:tab/>float t5 = -5.000001;</text:span></text:p>
      <text:p text:style-name="P1"><text:span text:style-name="T1">(gdb) print n2</text:span></text:p>
      <text:p text:style-name="P1"><text:span text:style-name="T1">$19 = 0</text:span></text:p>
      <text:p text:style-name="P1"><text:span text:style-name="T1">(gdb) continue</text:span></text:p>
      <text:p text:style-name="P1"><text:span text:style-name="T1">Continuing.</text:span></text:p>
      <text:p text:style-name="P1"><text:span text:style-name="T1">[Inferior 1 (process 8392) exited normally]</text:span></text:p>
      <text:p text:style-name="P1"><text:span text:style-name="T1">(gdb) print n2</text:span></text:p>
      <text:p text:style-name="P1"><text:span text:style-name="T1">No symbol "n2" in current context.</text:span></text:p>
      <text:p text:style-name="P1"><text:span text:style-name="T1">(gdb) help examine</text:span></text:p>
      <text:p text:style-name="P1"><text:span text:style-name="T1">Undefined command: "examine".<text:s text:c="2"/>Try "help".</text:span></text:p>
      <text:p text:style-name="P1"><text:span text:style-name="T1">(gdb) examine help</text:span></text:p>
      <text:p text:style-name="P1"><text:span text:style-name="T1">Undefined command: "examine".<text:s text:c="2"/>Try "help".</text:span></text:p>
      <text:p text:style-name="P1"><text:span text:style-name="T1">(gdb) examine</text:span></text:p>
      <text:p text:style-name="P1"><text:span text:style-name="T1">Undefined command: "examine".<text:s text:c="2"/>Try "help".</text:span></text:p>
      <text:p text:style-name="P1"><text:span text:style-name="T1">(gdb) examine</text:span></text:p>
      <text:p text:style-name="P1"><text:span text:style-name="T1">Undefined command: "examine".<text:s text:c="2"/>Try "help".</text:span></text:p>
      <text:p text:style-name="P1"><text:span text:style-name="T1">(gdb) help x</text:span></text:p>
      <text:p text:style-name="P1"><text:span text:style-name="T1">Examine memory: x/FMT ADDRESS.</text:span></text:p>
      <text:p text:style-name="P1"><text:span text:style-name="T1">ADDRESS is an expression for the memory address to examine.</text:span></text:p>
      <text:p text:style-name="P1"><text:span text:style-name="T1">FMT is a repeat count followed by a format letter and a size letter.</text:span></text:p>
      <text:p text:style-name="P1"><text:span text:style-name="T1">Format letters are o(octal), x(hex), d(decimal), u(unsigned decimal),</text:span></text:p>
      <text:p text:style-name="P1"><text:span text:style-name="T1"><text:s text:c="2"/>t(binary), f(float), a(address), i(instruction), c(char) and s(string).</text:span></text:p>
      <text:p text:style-name="P1"><text:span text:style-name="T1">Size letters are b(byte), h(halfword), w(word), g(giant, 8 bytes).</text:span></text:p>
      <text:p text:style-name="P1"><text:span text:style-name="T1">The specified number of objects of the specified size are printed</text:span></text:p>
      <text:p text:style-name="P1"><text:span text:style-name="T1">according to the format.</text:span></text:p>
      <text:p text:style-name="P1"><text:span text:style-name="T1"/></text:p>
      <text:p text:style-name="P1"><text:span text:style-name="T1">Defaults for format and size letters are those previously used.</text:span></text:p>
      <text:p text:style-name="P1"><text:span text:style-name="T1">Default count is 1.<text:s text:c="2"/>Default address is following last thing printed</text:span></text:p>
      <text:p text:style-name="P1"><text:span text:style-name="T1">with this command or "print".</text:span></text:p>
      <text:p text:style-name="P1"><text:span text:style-name="T1">(gdb) run</text:span></text:p>
      <text:p text:style-name="P1"><text:span text:style-name="T1">Starting program: /nfs/student/s/sseppala/Desktop/LabWork/Lab1 </text:span></text:p>
      <text:p text:style-name="P1"><text:span text:style-name="T1"/></text:p>
      <text:p text:style-name="P1"><text:span text:style-name="T1">Breakpoint 1, main () at LabExcersize1.c:5</text:span></text:p>
      <text:p text:style-name="P1"><text:span text:style-name="T1">5<text:tab/>int f = 34;</text:span></text:p>
      <text:p text:style-name="P1"><text:span text:style-name="T1">(gdb) continue</text:span></text:p>
      <text:p text:style-name="P1"><text:span text:style-name="T1">Continuing.</text:span></text:p>
      <text:p text:style-name="P1"><text:span text:style-name="T1"/></text:p>
      <text:p text:style-name="P1"><text:span text:style-name="T1">Breakpoint 2, main () at LabExcersize1.c:6</text:span></text:p>
      <text:p text:style-name="P1"><text:span text:style-name="T1">6<text:tab/>float i = 2345.2345;</text:span></text:p>
      <text:p text:style-name="P1"><text:span text:style-name="T1">(gdb) continue</text:span></text:p>
      <text:p text:style-name="P1"><text:span text:style-name="T1">Continuing.</text:span></text:p>
      <text:p text:style-name="P1"><text:span text:style-name="T1"/></text:p>
      <text:p text:style-name="P1"><text:span text:style-name="T1">Breakpoint 3, main () at LabExcersize1.c:7</text:span></text:p>
      <text:p text:style-name="P1"><text:span text:style-name="T1">7<text:tab/>float n2 = 0.0;</text:span></text:p>
      <text:p text:style-name="P1"><text:span text:style-name="T1">(gdb) x/4b n2</text:span></text:p>
      <text:p text:style-name="P1"><text:span text:style-name="T1">0x0:<text:tab/>Cannot access memory at address 0x0</text:span></text:p>
      <text:p text:style-name="P1"><text:span text:style-name="T1">(gdb) x/4b i</text:span></text:p>
      <text:p text:style-name="P1"><text:span text:style-name="T1">0x929:<text:tab/>Cannot access memory at address 0x929</text:span></text:p>
      <text:p text:style-name="P1"><text:span text:style-name="T1">(gdb) print x/4b i </text:span></text:p>
      <text:p text:style-name="P1"><text:span text:style-name="T1">No symbol "x" in current context.</text:span></text:p>
      <text:p text:style-name="P1"><text:span text:style-name="T1">(gdb) print i</text:span></text:p>
      <text:p text:style-name="P1"><text:span text:style-name="T1">$20 = 2345.23462</text:span></text:p>
      <text:p text:style-name="P1"><text:span text:style-name="T1">(gdb) x/4b f </text:span></text:p>
      <text:p text:style-name="P1"><text:span text:style-name="T1">0x22:<text:tab/>Cannot access memory at address 0x22</text:span></text:p>
      <text:p text:style-name="P1"><text:span text:style-name="T1">(gdb) x/4b 0x22</text:span></text:p>
      <text:p text:style-name="P1"><text:span text:style-name="T1">0x22:<text:tab/>Cannot access memory at address 0x22</text:span></text:p>
      <text:p text:style-name="P1"><text:span text:style-name="T1">(gdb) x/4b *f </text:span></text:p>
      <text:p text:style-name="P1"><text:span text:style-name="T1">Cannot access memory at address 0x22</text:span></text:p>
      <text:p text:style-name="P1"><text:span text:style-name="T1">(gdb) x f</text:span></text:p>
      <text:p text:style-name="P1"><text:span text:style-name="T1">0x22:<text:tab/>Cannot access memory at address 0x22</text:span></text:p>
      <text:p text:style-name="P1"><text:span text:style-name="T1">(gdb) x/b f</text:span></text:p>
      <text:p text:style-name="P1"><text:span text:style-name="T1">0x22:<text:tab/>Cannot access memory at address 0x22</text:span></text:p>
      <text:p text:style-name="P1"><text:span text:style-name="T1">(gdb) x/b &amp;f</text:span></text:p>
      <text:p text:style-name="P1"><text:span text:style-name="T1">0x7fffffffe6f0:<text:tab/>34</text:span></text:p>
      <text:p text:style-name="P1"><text:span text:style-name="T1">(gdb) x/4b &amp;f</text:span></text:p>
      <text:p text:style-name="P1"><text:span text:style-name="T1">0x7fffffffe6f0:<text:tab/>34<text:tab/>0<text:tab/>0<text:tab/>0</text:span></text:p>
      <text:p text:style-name="P1"><text:span text:style-name="T1">(gdb) x/32b &amp;f</text:span></text:p>
      <text:p text:style-name="P1"><text:span text:style-name="T1">0x7fffffffe6f0:<text:tab/>34<text:tab/>0<text:tab/>0<text:tab/>0<text:tab/>0<text:tab/>0<text:tab/>0<text:tab/>0</text:span></text:p>
      <text:p text:style-name="P1"><text:span text:style-name="T1">0x7fffffffe6f8:<text:tab/>109<text:tab/>-57<text:tab/>-93<text:tab/>-9<text:tab/>-1<text:tab/>127<text:tab/>0<text:tab/>0</text:span></text:p>
      <text:p text:style-name="P1"><text:span text:style-name="T1">0x7fffffffe700:<text:tab/>0<text:tab/>0<text:tab/>0<text:tab/>0<text:tab/>0<text:tab/>0<text:tab/>0<text:tab/>0</text:span></text:p>
      <text:p text:style-name="P1"><text:span text:style-name="T1">0x7fffffffe708:<text:tab/>-40<text:tab/>-25<text:tab/>-1<text:tab/>-1<text:tab/>-1<text:tab/>127<text:tab/>0<text:tab/>0</text:span></text:p>
      <text:p text:style-name="P1"><text:span text:style-name="T1">(gdb) x/8b &amp;f</text:span></text:p>
      <text:p text:style-name="P1"><text:span text:style-name="T1">0x7fffffffe6f0:<text:tab/>34<text:tab/>0<text:tab/>0<text:tab/>0<text:tab/>0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4b &amp;i</text:span></text:p>
      <text:p text:style-name="P1"><text:span text:style-name="T1">0x7fffffffe6ec:<text:tab/>-63<text:tab/>-109<text:tab/>18<text:tab/>69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x/8b &amp;i</text:span></text:p>
      <text:p text:style-name="P1"><text:span text:style-name="T1">0x7fffffffe6ec:<text:tab/>-63<text:tab/>-109<text:tab/>18<text:tab/>69<text:tab/>34<text:tab/>0<text:tab/>0<text:tab/>0</text:span></text:p>
      <text:p text:style-name="P1"><text:span text:style-name="T1">(gdb) q</text:span></text:p>
      <text:p text:style-name="P1"><text:span text:style-name="T1">A debugging session is active.</text:span></text:p>
      <text:p text:style-name="P1"><text:span text:style-name="T1"/></text:p>
      <text:p text:style-name="P1"><text:span text:style-name="T1"><text:tab/>Inferior 1 [process 9039] will be killed.</text:span></text:p>
      <text:p text:style-name="P1"><text:span text:style-name="T1"/></text:p>
      <text:p text:style-name="P1"><text:span text:style-name="T1">Quit anyway? (y or n) y</text:span></text:p>
      <text:p text:style-name="P1"><text:span text:style-name="T1">sseppala@b146-13:~/Desktop/LabWork$ clang -g LabExcersize1.c -o<text:s text:c="2"/>Lab1</text:span></text:p>
      <text:p text:style-name="P1"><text:span text:style-name="T1">LabExcersize1.c:21:12: error: redefinition of 'i' with a different type</text:span></text:p>
      <text:p text:style-name="P1"><text:span text:style-name="T1">floatunion i = 2345.2345;</text:span></text:p>
      <text:p text:style-name="P1"><text:span text:style-name="T1"><text:s text:c="11"/>^</text:span></text:p>
      <text:p text:style-name="P1"><text:span text:style-name="T1">LabExcersize1.c:6:7: note: previous definition is here</text:span></text:p>
      <text:p text:style-name="P1"><text:span text:style-name="T1">float i = 2345.2345;</text:span></text:p>
      <text:p text:style-name="P1"><text:span text:style-name="T1"><text:s text:c="6"/>^</text:span></text:p>
      <text:p text:style-name="P1"><text:span text:style-name="T1">LabExcersize1.c:22:12: error: redefinition of 'n2' with a different type</text:span></text:p>
      <text:p text:style-name="P1"><text:span text:style-name="T1">floatunion n2 = 0.0;</text:span></text:p>
      <text:p text:style-name="P1"><text:span text:style-name="T1"><text:s text:c="11"/>^</text:span></text:p>
      <text:p text:style-name="P1"><text:span text:style-name="T1">LabExcersize1.c:7:7: note: previous definition is here</text:span></text:p>
      <text:p text:style-name="P1"><text:span text:style-name="T1">float n2 = 0.0;</text:span></text:p>
      <text:p text:style-name="P1"><text:span text:style-name="T1"><text:s text:c="6"/>^</text:span></text:p>
      <text:p text:style-name="P1"><text:span text:style-name="T1">LabExcersize1.c:23:12: error: redefinition of 't5' with a different type</text:span></text:p>
      <text:p text:style-name="P1"><text:span text:style-name="T1">floatunion t5 = -5.000001;</text:span></text:p>
      <text:p text:style-name="P1"><text:span text:style-name="T1"><text:s text:c="11"/>^</text:span></text:p>
      <text:p text:style-name="P1"><text:span text:style-name="T1">LabExcersize1.c:8:7: note: previous definition is here</text:span></text:p>
      <text:p text:style-name="P1"><text:span text:style-name="T1">float t5 = -5.000001;</text:span></text:p>
      <text:p text:style-name="P1"><text:span text:style-name="T1"><text:s text:c="6"/>^</text:span></text:p>
      <text:p text:style-name="P1"><text:span text:style-name="T1">3 errors generated.</text:span></text:p>
      <text:p text:style-name="P1"><text:span text:style-name="T1">sseppala@b146-13:~/Desktop/LabWork$ clang -g LabExcersize1.c -o<text:s text:c="2"/>Lab1</text:span></text:p>
      <text:p text:style-name="P1"><text:span text:style-name="T1">LabExcersize1.c:21:12: error: initializing 'floatunion' with an expression of</text:span></text:p>
      <text:p text:style-name="P1"><text:span text:style-name="T1"><text:s text:c="6"/>incompatible type 'double';</text:span></text:p>
      <text:p text:style-name="P1"><text:span text:style-name="T1">floatunion fu1 = 2345.2345;</text:span></text:p>
      <text:p text:style-name="P1"><text:span text:style-name="T1"><text:s text:c="11"/>^<text:s text:c="5"/>~~~~~~~~~</text:span></text:p>
      <text:p text:style-name="P1"><text:span text:style-name="T1">LabExcersize1.c:22:12: error: initializing 'floatunion' with an expression of</text:span></text:p>
      <text:p text:style-name="P1"><text:span text:style-name="T1"><text:s text:c="6"/>incompatible type 'double';</text:span></text:p>
      <text:p text:style-name="P1"><text:span text:style-name="T1">floatunion fu2 = 0.0;</text:span></text:p>
      <text:p text:style-name="P1"><text:span text:style-name="T1"><text:s text:c="11"/>^<text:s text:c="5"/>~~~</text:span></text:p>
      <text:p text:style-name="P1"><text:span text:style-name="T1">LabExcersize1.c:23:12: error: initializing 'floatunion' with an expression of</text:span></text:p>
      <text:p text:style-name="P1"><text:span text:style-name="T1"><text:s text:c="6"/>incompatible type 'double';</text:span></text:p>
      <text:p text:style-name="P1"><text:span text:style-name="T1">floatunion fu3 = -5.000001;</text:span></text:p>
      <text:p text:style-name="P1"><text:span text:style-name="T1"><text:s text:c="11"/>^<text:s text:c="5"/>~~~~~~~~~</text:span></text:p>
      <text:p text:style-name="P1"><text:span text:style-name="T1">3 errors generated.</text:span></text:p>
      <text:p text:style-name="P1"><text:span text:style-name="T1">sseppala@b146-13:~/Desktop/LabWork$ clear</text:span></text:p>
      <text:p text:style-name="P1"><text:span text:style-name="T1"/></text:p>
      <text:p text:style-name="P1"><text:span text:style-name="T1">sseppala@b146-13:~/Desktop/LabWork$ clang -g LabExcersize1.c -o<text:s text:c="2"/>Lab1</text:span></text:p>
      <text:p text:style-name="P1"><text:span text:style-name="T1">LabExcersize1.c:21:12: error: initializing 'floatunion' with an expression of</text:span></text:p>
      <text:p text:style-name="P1"><text:span text:style-name="T1"><text:s text:c="6"/>incompatible type 'double';</text:span></text:p>
      <text:p text:style-name="P1"><text:span text:style-name="T1">floatunion fu1 = 2345.2345;</text:span></text:p>
      <text:p text:style-name="P1"><text:span text:style-name="T1"><text:s text:c="11"/>^<text:s text:c="5"/>~~~~~~~~~</text:span></text:p>
      <text:p text:style-name="P1"><text:span text:style-name="T1">LabExcersize1.c:22:12: error: initializing 'floatunion' with an expression of</text:span></text:p>
      <text:p text:style-name="P1"><text:span text:style-name="T1"><text:s text:c="6"/>incompatible type 'double';</text:span></text:p>
      <text:p text:style-name="P1"><text:span text:style-name="T1">floatunion fu2 = 0.0;</text:span></text:p>
      <text:p text:style-name="P1"><text:span text:style-name="T1"><text:s text:c="11"/>^<text:s text:c="5"/>~~~</text:span></text:p>
      <text:p text:style-name="P1"><text:span text:style-name="T1">LabExcersize1.c:23:12: error: initializing 'floatunion' with an expression of</text:span></text:p>
      <text:p text:style-name="P1"><text:span text:style-name="T1"><text:s text:c="6"/>incompatible type 'double';</text:span></text:p>
      <text:p text:style-name="P1"><text:span text:style-name="T1">floatunion fu3 = -5.000001;</text:span></text:p>
      <text:p text:style-name="P1"><text:span text:style-name="T1"><text:s text:c="11"/>^<text:s text:c="5"/>~~~~~~~~~</text:span></text:p>
      <text:p text:style-name="P1"><text:span text:style-name="T1">3 errors generated.</text:span></text:p>
      <text:p text:style-name="P1"><text:span text:style-name="T1">sseppala@b146-13:~/Desktop/LabWork$ clang -g LabExcersize1.c -o<text:s text:c="2"/>Lab1</text:span></text:p>
      <text:p text:style-name="P1"><text:span text:style-name="T1">LabExcersize1.c:24:5: error: assigning to 'floatunion' from incompatible type 'int';</text:span></text:p>
      <text:p text:style-name="P1"><text:span text:style-name="T1">fu1 =10;</text:span></text:p>
      <text:p text:style-name="P1"><text:span text:style-name="T1"><text:s text:c="4"/>^~~</text:span></text:p>
      <text:p text:style-name="P1"><text:span text:style-name="T1">LabExcersize1.c:25:5: error: assigning to 'floatunion' from incompatible type 'int';</text:span></text:p>
      <text:p text:style-name="P1"><text:span text:style-name="T1">fu2 = -5;</text:span></text:p>
      <text:p text:style-name="P1"><text:span text:style-name="T1"><text:s text:c="4"/>^ ~~</text:span></text:p>
      <text:p text:style-name="P1"><text:span text:style-name="T1">LabExcersize1.c:26:5: error: assigning to 'floatunion' from incompatible type 'double';</text:span></text:p>
      <text:p text:style-name="P1"><text:span text:style-name="T1">fu3 = 5.01;</text:span></text:p>
      <text:p text:style-name="P1"><text:span text:style-name="T1"><text:s text:c="4"/>^ ~~~~</text:span></text:p>
      <text:p text:style-name="P1"><text:span text:style-name="T1">3 errors generated.</text:span></text:p>
      <text:p text:style-name="P1"><text:span text:style-name="T1">sseppala@b146-13:~/Desktop/LabWork$ clang -g LabExcersize1.c -o<text:s text:c="2"/>Lab1</text:span></text:p>
      <text:p text:style-name="P1"><text:span text:style-name="T1">LabExcersize1.c:21:5: error: assigning to 'floatunion' from incompatible type 'int';</text:span></text:p>
      <text:p text:style-name="P1"><text:span text:style-name="T1">fu1 =10;</text:span></text:p>
      <text:p text:style-name="P1"><text:span text:style-name="T1"><text:s text:c="4"/>^~~</text:span></text:p>
      <text:p text:style-name="P1"><text:span text:style-name="T1">LabExcersize1.c:22:5: error: assigning to 'floatunion' from incompatible type 'int';</text:span></text:p>
      <text:p text:style-name="P1"><text:span text:style-name="T1">fu2 = -5;</text:span></text:p>
      <text:p text:style-name="P1"><text:span text:style-name="T1"><text:s text:c="4"/>^ ~~</text:span></text:p>
      <text:p text:style-name="P1"><text:span text:style-name="T1">LabExcersize1.c:23:5: error: assigning to 'floatunion' from incompatible type 'double';</text:span></text:p>
      <text:p text:style-name="P1"><text:span text:style-name="T1">fu3 = 5.01;</text:span></text:p>
      <text:p text:style-name="P1"><text:span text:style-name="T1"><text:s text:c="4"/>^ ~~~~</text:span></text:p>
      <text:p text:style-name="P1"><text:span text:style-name="T1">3 errors generated.</text:span></text:p>
      <text:p text:style-name="P1"><text:span text:style-name="T1">sseppala@b146-13:~/Desktop/LabWork$ clang -g LabExcersize1.c -o<text:s text:c="2"/>Lab1</text:span></text:p>
      <text:p text:style-name="P1"><text:span text:style-name="T1">LabExcersize1.c:21:5: error: assigning to 'floatunion' from incompatible type 'int';</text:span></text:p>
      <text:p text:style-name="P1"><text:span text:style-name="T1">fu1 =10;</text:span></text:p>
      <text:p text:style-name="P1"><text:span text:style-name="T1"><text:s text:c="4"/>^~~</text:span></text:p>
      <text:p text:style-name="P1"><text:span text:style-name="T1">LabExcersize1.c:22:5: error: assigning to 'floatunion' from incompatible type 'int';</text:span></text:p>
      <text:p text:style-name="P1"><text:span text:style-name="T1">fu2 = -5;</text:span></text:p>
      <text:p text:style-name="P1"><text:span text:style-name="T1"><text:s text:c="4"/>^ ~~</text:span></text:p>
      <text:p text:style-name="P1"><text:span text:style-name="T1">LabExcersize1.c:23:5: error: assigning to 'floatunion' from incompatible type 'double';</text:span></text:p>
      <text:p text:style-name="P1"><text:span text:style-name="T1">fu3 = 5.01;</text:span></text:p>
      <text:p text:style-name="P1"><text:span text:style-name="T1"><text:s text:c="4"/>^ ~~~~</text:span></text:p>
      <text:p text:style-name="P1"><text:span text:style-name="T1">3 errors generated.</text:span></text:p>
      <text:p text:style-name="P1"><text:span text:style-name="T1">sseppala@b146-13:~/Desktop/LabWork$ clang -g LabExcersize1.c -o<text:s text:c="2"/>Lab1</text:span></text:p>
      <text:p text:style-name="P1"><text:span text:style-name="T1">LabExcersize1.c:3:1: warning: type specifier missing, defaults to 'int' [-Wimplicit-int]</text:span></text:p>
      <text:p text:style-name="P1"><text:span text:style-name="T1">main()</text:span></text:p>
      <text:p text:style-name="P1"><text:span text:style-name="T1">^~~~</text:span></text:p>
      <text:p text:style-name="P1"><text:span text:style-name="T1">LabExcersize1.c:21:5: error: assigning to 'floatunion' from incompatible type 'int';</text:span></text:p>
      <text:p text:style-name="P1"><text:span text:style-name="T1">fu1 =10;</text:span></text:p>
      <text:p text:style-name="P1"><text:span text:style-name="T1"><text:s text:c="4"/>^~~</text:span></text:p>
      <text:p text:style-name="P1"><text:span text:style-name="T1">LabExcersize1.c:22:5: error: assigning to 'floatunion' from incompatible type 'int';</text:span></text:p>
      <text:p text:style-name="P1"><text:span text:style-name="T1">fu2 = -5;</text:span></text:p>
      <text:p text:style-name="P1"><text:span text:style-name="T1"><text:s text:c="4"/>^ ~~</text:span></text:p>
      <text:p text:style-name="P1"><text:span text:style-name="T1">LabExcersize1.c:23:5: error: assigning to 'floatunion' from incompatible type 'double';</text:span></text:p>
      <text:p text:style-name="P1"><text:span text:style-name="T1">fu3 = 5.01;</text:span></text:p>
      <text:p text:style-name="P1"><text:span text:style-name="T1"><text:s text:c="4"/>^ ~~~~</text:span></text:p>
      <text:p text:style-name="P1"><text:span text:style-name="T1">1 warning and 3 errors generated.</text:span></text:p>
      <text:p text:style-name="P1"><text:span text:style-name="T1">sseppala@b146-13:~/Desktop/LabWork$ gcc -g LabExcersize1.c -o<text:s text:c="2"/>Lab1</text:span></text:p>
      <text:p text:style-name="P1"><text:span text:style-name="T1">LabExcersize1.c: In function â€</text:span><text:span text:style-name="T2">˜main</text:span><text:span text:style-name="T3">â€™:</text:span></text:p>
      <text:p text:style-name="P1"><text:span text:style-name="T3">LabExcersize1.c:21:5: error: incompatible types when assigning to type â€</text:span><text:span text:style-name="T4">˜floatunion</text:span><text:span text:style-name="T5">â€™ from type â€</text:span><text:span text:style-name="T6">˜int</text:span><text:span text:style-name="T7">â€™</text:span></text:p>
      <text:p text:style-name="P1"><text:span text:style-name="T7">LabExcersize1.c:22:5: error: incompatible types when assigning to type â€</text:span><text:span text:style-name="T8">˜floatunion</text:span><text:span text:style-name="T9">â€™ from type â€</text:span><text:span text:style-name="T10">˜int</text:span><text:span text:style-name="T11">â€™</text:span></text:p>
      <text:p text:style-name="P1"><text:span text:style-name="T11">LabExcersize1.c:23:5: error: incompatible types when assigning to type â€</text:span><text:span text:style-name="T12">˜floatunion</text:span><text:span text:style-name="T13">â€™ from type â€</text:span><text:span text:style-name="T14">˜double</text:span><text:span text:style-name="T15">â€™</text:span></text:p>
      <text:p text:style-name="P1"><text:span text:style-name="T15">sseppala@b146-13:~/Desktop/LabWork$ clang -g LabExcersize1.c -o<text:s text:c="2"/>Lab1</text:span></text:p>
      <text:p text:style-name="P1"><text:span text:style-name="T15">LabExcersize1.c:3:1: warning: type specifier missing, defaults to 'int' [-Wimplicit-int]</text:span></text:p>
      <text:p text:style-name="P1"><text:span text:style-name="T15">main()</text:span></text:p>
      <text:p text:style-name="P1"><text:span text:style-name="T15">^~~~</text:span></text:p>
      <text:p text:style-name="P1"><text:span text:style-name="T15">1 warning generated.</text:span></text:p>
      <text:p text:style-name="P1"><text:span text:style-name="T15">sseppala@b146-13:~/Desktop/LabWork$ gdb Lab1</text:span></text:p>
      <text:p text:style-name="P1"><text:span text:style-name="T15">GNU gdb (Ubuntu/Linaro 7.4-2012.04-0ubuntu2.1) 7.4-2012.04</text:span></text:p>
      <text:p text:style-name="P1"><text:span text:style-name="T15">Copyright (C) 2012 Free Software Foundation, Inc.</text:span></text:p>
      <text:p text:style-name="P1"><text:span text:style-name="T15">License GPLv3+: GNU GPL version 3 or later &lt;http://gnu.org/licenses/gpl.html&gt;</text:span></text:p>
      <text:p text:style-name="P1"><text:span text:style-name="T15">This is free software: you are free to change and redistribute it.</text:span></text:p>
      <text:p text:style-name="P1"><text:span text:style-name="T15">There is NO WARRANTY, to the extent permitted by law.<text:s text:c="2"/>Type "show copying"</text:span></text:p>
      <text:p text:style-name="P1"><text:span text:style-name="T15">and "show warranty" for details.</text:span></text:p>
      <text:p text:style-name="P1"><text:span text:style-name="T15">This GDB was configured as "x86_64-linux-gnu".</text:span></text:p>
      <text:p text:style-name="P1"><text:span text:style-name="T15">For bug reporting instructions, please see:</text:span></text:p>
      <text:p text:style-name="P1"><text:span text:style-name="T15">&lt;http://bugs.launchpad.net/gdb-linaro/&gt;...</text:span></text:p>
      <text:p text:style-name="P1"><text:span text:style-name="T15">Reading symbols from /nfs/student/s/sseppala/Desktop/LabWork/Lab1...done.</text:span></text:p>
      <text:p text:style-name="P1"><text:span text:style-name="T15">(gdb) break 21</text:span></text:p>
      <text:p text:style-name="P1"><text:span text:style-name="T15">Breakpoint 1 at 0x4004f4: file LabExcersize1.c, line 21.</text:span></text:p>
      <text:p text:style-name="P1"><text:span text:style-name="T15">(gdb) break 22</text:span></text:p>
      <text:p text:style-name="P1"><text:span text:style-name="T15">Breakpoint 2 at 0x4004fa: file LabExcersize1.c, line 22.</text:span></text:p>
      <text:p text:style-name="P1"><text:span text:style-name="T15">(gdb) break 23</text:span></text:p>
      <text:p text:style-name="P1"><text:span text:style-name="T15">Breakpoint 3 at 0x400500: file LabExcersize1.c, line 23.</text:span></text:p>
      <text:p text:style-name="P1"><text:span text:style-name="T15">(gdb) break 34</text:span></text:p>
      <text:p text:style-name="P1"><text:span text:style-name="T15">No line 34 in the current file.</text:span></text:p>
      <text:p text:style-name="P1"><text:span text:style-name="T15">Make breakpoint pending on future shared library load? (y or [n]) n</text:span></text:p>
      <text:p text:style-name="P1"><text:span text:style-name="T15">(gdb) break 24</text:span></text:p>
      <text:p text:style-name="P1"><text:span text:style-name="T15">Breakpoint 4 at 0x400506: file LabExcersize1.c, line 24.</text:span></text:p>
      <text:p text:style-name="P1"><text:span text:style-name="T15">(gdb) run</text:span></text:p>
      <text:p text:style-name="P1"><text:span text:style-name="T15">Starting program: /nfs/student/s/sseppala/Desktop/LabWork/Lab1 </text:span></text:p>
      <text:p text:style-name="P1"><text:span text:style-name="T15"/></text:p>
      <text:p text:style-name="P1"><text:span text:style-name="T15">Breakpoint 1, main () at LabExcersize1.c:21</text:span></text:p>
      <text:p text:style-name="P1"><text:span text:style-name="T15">21<text:tab/>fu1.f =10;</text:span></text:p>
      <text:p text:style-name="P1"><text:span text:style-name="T15">(gdb) continue</text:span></text:p>
      <text:p text:style-name="P1"><text:span text:style-name="T15">Continuing.</text:span></text:p>
      <text:p text:style-name="P1"><text:span text:style-name="T15"/></text:p>
      <text:p text:style-name="P1"><text:span text:style-name="T15">Breakpoint 2, main () at LabExcersize1.c:22</text:span></text:p>
      <text:p text:style-name="P1"><text:span text:style-name="T15">22<text:tab/>fu2.f = -5;</text:span></text:p>
      <text:p text:style-name="P1"><text:span text:style-name="T15">(gdb) x/b &amp;fu1</text:span></text:p>
      <text:p text:style-name="P1"><text:span text:style-name="T15">0x7fffffffe6f0:<text:tab/>0</text:span></text:p>
      <text:p text:style-name="P1"><text:span text:style-name="T15">(gdb) x/8b &amp;fu1</text:span></text:p>
      <text:p text:style-name="P1"><text:span text:style-name="T15">0x7fffffffe6f0:<text:tab/>0<text:tab/>0<text:tab/>32<text:tab/>65<text:tab/>0<text:tab/>0<text:tab/>0<text:tab/>0</text:span></text:p>
      <text:p text:style-name="P1"><text:span text:style-name="T15">(gdb) union</text:span></text:p>
      <text:p text:style-name="P1"><text:span text:style-name="T15">Undefined command: "union".<text:s text:c="2"/>Try "help".</text:span></text:p>
      <text:p text:style-name="P1"><text:span text:style-name="T15">(gdb) print union</text:span></text:p>
      <text:p text:style-name="P1"><text:span text:style-name="T15">A syntax error in expression, near `'.</text:span></text:p>
      <text:p text:style-name="P1"><text:span text:style-name="T15">(gdb) print 'union'</text:span></text:p>
      <text:p text:style-name="P1"><text:span text:style-name="T15">A syntax error in expression, near `'.</text:span></text:p>
      <text:p text:style-name="P1"><text:span text:style-name="T15">(gdb) x/8b &amp;fu1.f</text:span></text:p>
      <text:p text:style-name="P1"><text:span text:style-name="T15">0x7fffffffe6f0:<text:tab/>0<text:tab/>0<text:tab/>32<text:tab/>65<text:tab/>0<text:tab/>0<text:tab/>0<text:tab/>0</text:span></text:p>
      <text:p text:style-name="P1"><text:span text:style-name="T15">(gdb) x/8b &amp;fu1.b</text:span></text:p>
      <text:p text:style-name="P1"><text:span text:style-name="T15">0x7fffffffe6f0:<text:tab/>0<text:tab/>0<text:tab/>32<text:tab/>65<text:tab/>0<text:tab/>0<text:tab/>0<text:tab/>0</text:span></text:p>
      <text:p text:style-name="P1"><text:span text:style-name="T15">(gdb) x/h fu1</text:span></text:p>
      <text:p text:style-name="P1"><text:span text:style-name="T15">Value can't be converted to integer.</text:span></text:p>
      <text:p text:style-name="P1"><text:span text:style-name="T15">(gdb) x/h &amp;fu1</text:span></text:p>
      <text:p text:style-name="P1"><text:span text:style-name="T15">0x7fffffffe6f0:<text:tab/>0</text:span></text:p>
      <text:p text:style-name="P1"><text:span text:style-name="T15">(gdb) x/8h &amp;fu1</text:span></text:p>
      <text:p text:style-name="P1"><text:span text:style-name="T15">0x7fffffffe6f0:<text:tab/>0<text:tab/>16672<text:tab/>0<text:tab/>0<text:tab/>-14483<text:tab/>-2141<text:tab/>32767<text:tab/>0</text:span></text:p>
      <text:p text:style-name="P1"><text:span text:style-name="T15">(gdb) x/4b &amp;fu1</text:span></text:p>
      <text:p text:style-name="P1"><text:span text:style-name="T15">0x7fffffffe6f0:<text:tab/>0<text:tab/>0<text:tab/>32<text:tab/>65</text:span></text:p>
      <text:p text:style-name="P1"><text:span text:style-name="T15">(gdb) set variable fu1.f = 11</text:span></text:p>
      <text:p text:style-name="P1"><text:span text:style-name="T15">(gdb) print fu1</text:span></text:p>
      <text:p text:style-name="P1"><text:span text:style-name="T15">$1 = {f = 11, b = {fraction = 3145728, exponent = 130, sign = 0}}</text:span></text:p>
      <text:p text:style-name="P1"><text:span text:style-name="T15">(gdb) x/4b fu1.b.fraction</text:span></text:p>
      <text:p text:style-name="P1"><text:span text:style-name="T15">0x300000:<text:tab/>Cannot access memory at address 0x300000</text:span></text:p>
      <text:p text:style-name="P1"><text:span text:style-name="T15">(gdb) x/4b &amp;fu1.b.fraction</text:span></text:p>
      <text:p text:style-name="P1"><text:span text:style-name="T15">0x7fffffffe6f0:<text:tab/>0<text:tab/>0<text:tab/>48<text:tab/>65</text:span></text:p>
      <text:p text:style-name="P1"><text:span text:style-name="T15">(gdb) x/4b &amp;fu1.b.exponent</text:span></text:p>
      <text:p text:style-name="P1"><text:span text:style-name="T15">0x7fffffffe6f0:<text:tab/>0<text:tab/>0<text:tab/>48<text:tab/>65</text:span></text:p>
      <text:p text:style-name="P1"><text:span text:style-name="T15">(gdb) x/b &amp;fu1.b.exponent</text:span></text:p>
      <text:p text:style-name="P1"><text:span text:style-name="T15">0x7fffffffe6f0:<text:tab/>0</text:span></text:p>
      <text:p text:style-name="P1"><text:span text:style-name="T15">(gdb) x/b &amp;fu1.b.fraction</text:span></text:p>
      <text:p text:style-name="P1"><text:span text:style-name="T15">0x7fffffffe6f0:<text:tab/>0</text:span></text:p>
      <text:p text:style-name="P1"><text:span text:style-name="T15">(gdb) print fu1.b</text:span></text:p>
      <text:p text:style-name="P1"><text:span text:style-name="T15">$2 = {fraction = 3145728, exponent = 130, sign = 0}</text:span></text:p>
      <text:p text:style-name="P1"><text:span text:style-name="T15">(gdb) x/h &amp;fu1.b</text:span></text:p>
      <text:p text:style-name="P1"><text:span text:style-name="T15">0x7fffffffe6f0:<text:tab/>0</text:span></text:p>
      <text:p text:style-name="P1"><text:span text:style-name="T15">(gdb) x/h &amp;fu1.b.fraction</text:span></text:p>
      <text:p text:style-name="P1"><text:span text:style-name="T15">0x7fffffffe6f0:<text:tab/>0</text:span></text:p>
      <text:p text:style-name="P1"><text:span text:style-name="T15">(gdb) x/h &amp;b.fraction</text:span></text:p>
      <text:p text:style-name="P1"><text:span text:style-name="T15">No symbol "b" in current context.</text:span></text:p>
      <text:p text:style-name="P1"><text:span text:style-name="T15">(gdb) x/h &amp;fu1.b.sign</text:span></text:p>
      <text:p text:style-name="P1"><text:span text:style-name="T15">0x7fffffffe6f0:<text:tab/>0</text:span></text:p>
      <text:p text:style-name="P1"><text:span text:style-name="T15">(gdb) x/h &amp;fu2.b.sign</text:span></text:p>
      <text:p text:style-name="P1"><text:span text:style-name="T15">0x7fffffffe6e8:<text:tab/>0</text:span></text:p>
      <text:p text:style-name="P1"><text:span text:style-name="T15">(gdb) print fu2</text:span></text:p>
      <text:p text:style-name="P1"><text:span text:style-name="T15">$3 = {f = 0, b = {fraction = 0, exponent = 0, sign = 0}}</text:span></text:p>
      <text:p text:style-name="P1"><text:span text:style-name="T15">(gdb) continue</text:span></text:p>
      <text:p text:style-name="P1"><text:span text:style-name="T15">Continuing.</text:span></text:p>
      <text:p text:style-name="P1"><text:span text:style-name="T15"/></text:p>
      <text:p text:style-name="P1"><text:span text:style-name="T15">Breakpoint 3, main () at LabExcersize1.c:23</text:span></text:p>
      <text:p text:style-name="P1"><text:span text:style-name="T15">23<text:tab/>fu3.f = 5.01;</text:span></text:p>
      <text:p text:style-name="P1"><text:span text:style-name="T15">(gdb) print fu2</text:span></text:p>
      <text:p text:style-name="P1"><text:span text:style-name="T15">$4 = {f = -5, b = {fraction = 2097152, exponent = 129, sign = 1}}</text:span></text:p>
      <text:p text:style-name="P1"><text:span text:style-name="T15">(gdb) x/b &amp;fu2.b.sign</text:span></text:p>
      <text:p text:style-name="P1"><text:span text:style-name="T15">0x7fffffffe6e8:<text:tab/>0</text:span></text:p>
      <text:p text:style-name="P1"><text:span text:style-name="T15">(gdb) x/b &amp;fu2.b.exponent</text:span></text:p>
      <text:p text:style-name="P1"><text:span text:style-name="T15">0x7fffffffe6e8:<text:tab/>0</text:span></text:p>
      <text:p text:style-name="P1"><text:span text:style-name="T15">(gdb) x/4b &amp;fu2.b.exponent</text:span></text:p>
      <text:p text:style-name="P1"><text:span text:style-name="T15">0x7fffffffe6e8:<text:tab/>0<text:tab/>0<text:tab/>-96<text:tab/>-64</text:span></text:p>
      <text:p text:style-name="P1"><text:span text:style-name="T15">(gdb) x/4b &amp;fu2.b.sign</text:span></text:p>
      <text:p text:style-name="P1"><text:span text:style-name="T15">0x7fffffffe6e8:<text:tab/>0<text:tab/>0<text:tab/>-96<text:tab/>-64</text:span></text:p>
      <text:p text:style-name="P1"><text:span text:style-name="T15">(gdb) x/4b &amp;fu2.b.fraction</text:span></text:p>
      <text:p text:style-name="P1"><text:span text:style-name="T15">0x7fffffffe6e8:<text:tab/>0<text:tab/>0<text:tab/>-96<text:tab/>-64</text:span></text:p>
      <text:p text:style-name="P1"><text:span text:style-name="T15">(gdb) x/4b &amp;fu2.b</text:span></text:p>
      <text:p text:style-name="P1"><text:span text:style-name="T15">0x7fffffffe6e8:<text:tab/>0<text:tab/>0<text:tab/>-96<text:tab/>-64</text:span></text:p>
      <text:p text:style-name="P1"><text:span text:style-name="T15">(gdb) p/x fu2</text:span></text:p>
      <text:p text:style-name="P1"><text:span text:style-name="T15">$5 = {f = 0xfffffffb, b = {fraction = 0x200000, exponent = 0x81, sign = 0x1}}</text:span></text:p>
      <text:p text:style-name="P1"><text:span text:style-name="T15">(gdb) x/4b &amp;fu2.b</text:span></text:p>
      <text:p text:style-name="P1"><text:span text:style-name="T15">0x7fffffffe6e8:<text:tab/>0x00<text:tab/>0x00<text:tab/>0xa0<text:tab/>0xc0</text:span></text:p>
      <text:p text:style-name="P1"><text:span text:style-name="T15">(gdb) exit</text:span></text:p>
      <text:p text:style-name="P1"><text:span text:style-name="T15">Undefined command: "exit".<text:s text:c="2"/>Try "help".</text:span></text:p>
      <text:p text:style-name="P1"><text:span text:style-name="T15">(gdb) q</text:span></text:p>
      <text:p text:style-name="P1"><text:span text:style-name="T15">A debugging session is active.</text:span></text:p>
      <text:p text:style-name="P1"><text:span text:style-name="T15"/></text:p>
      <text:p text:style-name="P1"><text:span text:style-name="T15"><text:tab/>Inferior 1 [process 9121] will be killed.</text:span></text:p>
      <text:p text:style-name="P1"><text:span text:style-name="T15"/></text:p>
      <text:p text:style-name="P1"><text:span text:style-name="T15">Quit anyway? (y or n) y</text:span></text:p>
      <text:p text:style-name="P1"><text:span text:style-name="T15"/></text:p>
      <text:p text:style-name="P1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